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3.5cm"/>
    </style:style>
    <style:style style:name="gr2" style:family="graphic" style:parent-style-name="objectwithoutfill">
      <style:graphic-properties draw:marker-end="Arrow_20_concave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4cm"/>
    </style:style>
    <style:style style:name="gr5" style:family="graphic" style:parent-style-name="standard">
      <style:graphic-properties draw:stroke="none" draw:fill="none" fo:min-height="0.557cm"/>
    </style:style>
    <style:style style:name="gr6" style:family="graphic" style:parent-style-name="standard">
      <style:graphic-properties draw:stroke="none" draw:fill="none" fo:min-height="1.001cm"/>
    </style:style>
    <style:style style:name="gr7" style:family="graphic" style:parent-style-name="standard">
      <style:graphic-properties draw:stroke="none" draw:fill="none" fo:min-height="0.823cm"/>
    </style:style>
    <style:style style:name="gr8" style:family="graphic" style:parent-style-name="standard">
      <style:graphic-properties draw:stroke="none" draw:fill="none" fo:min-height="0.501cm"/>
    </style:style>
    <style:style style:name="gr9" style:family="graphic" style:parent-style-name="standard">
      <style:graphic-properties draw:stroke="none" draw:fill="none" fo:min-height="0.85cm"/>
    </style:style>
    <style:style style:name="gr10" style:family="graphic" style:parent-style-name="standard">
      <style:graphic-properties draw:stroke="none" draw:fill="none" fo:min-height="0.99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Latin Modern Roman"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style:font-name="Latin Modern Roman" fo:font-size="11pt" style:font-size-asian="11pt" style:font-size-complex="11pt"/>
    </style:style>
    <style:style style:name="T2" style:family="text">
      <style:text-properties style:font-name="Latin Modern Roman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4cm" svg:height="1cm" svg:x="18.8cm" svg:y="3.3cm">
          <text:p text:style-name="P1"><text:span text:style-name="T1">FaireUneParti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2.8cm" svg:y1="3.8cm" svg:x2="23.8cm" svg:y2="3.8cm">
          <text:p/>
        </draw:line>
        <draw:line draw:style-name="gr2" draw:text-style-name="P3" draw:layer="layout" svg:x1="17.8cm" svg:y1="3.2cm" svg:x2="18.8cm" svg:y2="3.2cm">
          <text:p/>
        </draw:line>
        <draw:custom-shape draw:style-name="gr1" draw:text-style-name="P2" xml:id="id2" draw:id="id2" draw:layer="layout" svg:width="4cm" svg:height="1cm" svg:x="1.6cm" svg:y="9.3cm">
          <text:p text:style-name="P1"><text:span text:style-name="T1">InitialiserPlatea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cm" svg:height="1cm" svg:x="14cm" svg:y="9.215cm">
          <text:p text:style-name="P1"><text:span text:style-name="T1">JouerUnTo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4cm" svg:height="1cm" svg:x="28.8cm" svg:y="8.4cm">
          <text:p text:style-name="P1"><text:span text:style-name="T1">FinirLaParti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2.8cm" svg:y1="8.9cm" svg:x2="33.8cm" svg:y2="8.9cm">
          <text:p/>
        </draw:line>
        <draw:line draw:style-name="gr2" draw:text-style-name="P3" draw:layer="layout" svg:x1="27.8cm" svg:y1="8.6cm" svg:x2="28.8cm" svg:y2="8.6cm">
          <text:p/>
        </draw:line>
        <draw:line draw:style-name="gr2" draw:text-style-name="P3" draw:layer="layout" svg:x1="27.8cm" svg:y1="9.2cm" svg:x2="28.8cm" svg:y2="9.2cm">
          <text:p/>
        </draw:line>
        <draw:connector draw:style-name="gr3" draw:text-style-name="P3" draw:layer="layout" draw:type="line" svg:x1="20.8cm" svg:y1="4.3cm" svg:x2="3.6cm" svg:y2="9.3cm" draw:start-shape="id1" draw:start-glue-point="2" draw:end-shape="id2" draw:end-glue-point="0" svg:d="M20800 4300l-17200 5000" svg:viewBox="0 0 17201 5001">
          <text:p/>
        </draw:connector>
        <draw:connector draw:style-name="gr3" draw:text-style-name="P3" draw:layer="layout" draw:type="line" svg:x1="16cm" svg:y1="10.215cm" svg:x2="15.957cm" svg:y2="11.947cm" draw:start-shape="id3" draw:start-glue-point="2" svg:d="M16000 10215l-43 1732" svg:viewBox="0 0 44 1733">
          <text:p/>
        </draw:connector>
        <draw:custom-shape draw:style-name="gr1" draw:text-style-name="P2" xml:id="id5" draw:id="id5" draw:layer="layout" svg:width="4cm" svg:height="1cm" svg:x="22.8cm" svg:y="11.3cm">
          <text:p text:style-name="P1"><text:span text:style-name="T1">EtatDeLaParti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6.8cm" svg:y1="11.8cm" svg:x2="27.8cm" svg:y2="11.8cm">
          <text:p/>
        </draw:line>
        <draw:line draw:style-name="gr2" draw:text-style-name="P3" draw:layer="layout" svg:x1="21.8cm" svg:y1="11.5cm" svg:x2="22.8cm" svg:y2="11.5cm">
          <text:p/>
        </draw:line>
        <draw:line draw:style-name="gr2" draw:text-style-name="P3" draw:layer="layout" svg:x1="21.8cm" svg:y1="12.1cm" svg:x2="22.8cm" svg:y2="12.1cm">
          <text:p/>
        </draw:line>
        <draw:custom-shape draw:style-name="gr1" draw:text-style-name="P2" xml:id="id7" draw:id="id7" draw:layer="layout" svg:width="4cm" svg:height="1cm" svg:x="18.8cm" svg:y="14.3cm">
          <text:p text:style-name="P1"><text:span text:style-name="T1">PlateauRempl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cm" svg:height="1cm" svg:x="32.8cm" svg:y="11.3cm">
          <text:p text:style-name="P1"><text:span text:style-name="T1">CalculPoin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7cm" svg:y1="11.8cm" svg:x2="38cm" svg:y2="11.8cm">
          <text:p/>
        </draw:line>
        <draw:line draw:style-name="gr2" draw:text-style-name="P3" draw:layer="layout" svg:x1="31.8cm" svg:y1="11.5cm" svg:x2="32.8cm" svg:y2="11.5cm">
          <text:p/>
        </draw:line>
        <draw:line draw:style-name="gr2" draw:text-style-name="P3" draw:layer="layout" svg:x1="31.8cm" svg:y1="12.1cm" svg:x2="32.8cm" svg:y2="12.1cm">
          <text:p/>
        </draw:line>
        <draw:connector draw:style-name="gr3" draw:text-style-name="P3" draw:layer="layout" draw:type="line" svg:x1="30.8cm" svg:y1="9.4cm" svg:x2="24.8cm" svg:y2="11.3cm" draw:start-shape="id4" draw:start-glue-point="2" draw:end-shape="id5" draw:end-glue-point="0" svg:d="M30800 9400l-6000 1900" svg:viewBox="0 0 6001 1901">
          <text:p/>
        </draw:connector>
        <draw:connector draw:style-name="gr3" draw:text-style-name="P3" draw:layer="layout" draw:type="line" svg:x1="30.8cm" svg:y1="9.4cm" svg:x2="34.8cm" svg:y2="11.3cm" draw:start-shape="id4" draw:start-glue-point="2" draw:end-shape="id6" draw:end-glue-point="0" svg:d="M30800 9400l4000 1900" svg:viewBox="0 0 4001 1901">
          <text:p/>
        </draw:connector>
        <draw:custom-shape draw:style-name="gr1" draw:text-style-name="P2" xml:id="id8" draw:id="id8" draw:layer="layout" svg:width="4cm" svg:height="1cm" svg:x="28.8cm" svg:y="14.3cm">
          <text:p text:style-name="P1"><text:span text:style-name="T1">CoupValideExist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4.8cm" svg:y1="12.3cm" svg:x2="20.8cm" svg:y2="14.3cm" draw:start-shape="id5" draw:start-glue-point="2" draw:end-shape="id7" draw:end-glue-point="0" svg:d="M24800 12300l-4000 2000" svg:viewBox="0 0 4001 2001">
          <text:p/>
        </draw:connector>
        <draw:connector draw:style-name="gr3" draw:text-style-name="P3" draw:layer="layout" draw:type="line" svg:x1="24.8cm" svg:y1="12.3cm" svg:x2="30.8cm" svg:y2="14.3cm" draw:start-shape="id5" draw:start-glue-point="2" draw:end-shape="id8" draw:end-glue-point="0" svg:d="M24800 12300l6000 2000" svg:viewBox="0 0 6001 2001">
          <text:p/>
        </draw:connector>
        <draw:custom-shape draw:style-name="gr4" draw:text-style-name="P2" xml:id="id9" draw:id="id9" draw:layer="layout" svg:width="4.5cm" svg:height="1cm" svg:x="28.6cm" svg:y="17.3cm">
          <text:p text:style-name="P1"><text:span text:style-name="T1">ChercherTousLesCoup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0.8cm" svg:y1="15.3cm" svg:x2="30.85cm" svg:y2="17.3cm" draw:start-shape="id8" draw:start-glue-point="2" draw:end-shape="id9" draw:end-glue-point="0" svg:d="M30800 15300l50 2000" svg:viewBox="0 0 51 2001">
          <text:p/>
        </draw:connector>
        <draw:frame draw:style-name="gr5" draw:text-style-name="P4" draw:layer="layout" svg:width="3.034cm" svg:height="0.807cm" svg:x="23.766cm" svg:y="3.4cm">
          <draw:text-box>
            <text:p><text:span text:style-name="T2">Couleur</text:span></text:p>
          </draw:text-box>
        </draw:frame>
        <draw:frame draw:style-name="gr6" draw:text-style-name="P4" draw:layer="layout" svg:width="2.1cm" svg:height="1.251cm" svg:x="26.2cm" svg:y="8.149cm">
          <draw:text-box>
            <text:p><text:span text:style-name="T2">Couleur</text:span></text:p>
          </draw:text-box>
        </draw:frame>
        <draw:frame draw:style-name="gr7" draw:text-style-name="P4" draw:layer="layout" svg:width="2.3cm" svg:height="1.073cm" svg:x="26cm" svg:y="8.893cm">
          <draw:text-box>
            <text:p><text:span text:style-name="T2">Plateau</text:span></text:p>
          </draw:text-box>
        </draw:frame>
        <draw:frame draw:style-name="gr7" draw:text-style-name="P4" draw:layer="layout" svg:width="2.634cm" svg:height="1.073cm" svg:x="33.666cm" svg:y="8.5cm">
          <draw:text-box>
            <text:p><text:span text:style-name="T2">Booléen</text:span></text:p>
          </draw:text-box>
        </draw:frame>
        <draw:frame draw:style-name="gr8" draw:text-style-name="P4" draw:layer="layout" svg:width="2.5cm" svg:height="0.751cm" svg:x="16.1cm" svg:y="2.7cm">
          <draw:text-box>
            <text:p><text:span text:style-name="T2">Couleur</text:span></text:p>
          </draw:text-box>
        </draw:frame>
        <draw:frame draw:style-name="gr7" draw:text-style-name="P4" draw:layer="layout" svg:width="1.934cm" svg:height="1.073cm" svg:x="37.8cm" svg:y="11.392cm">
          <draw:text-box>
            <text:p><text:span text:style-name="T2">Naturel</text:span></text:p>
          </draw:text-box>
        </draw:frame>
        <draw:frame draw:style-name="gr7" draw:text-style-name="P4" draw:layer="layout" svg:width="2.234cm" svg:height="1.073cm" svg:x="30.166cm" svg:y="10.991cm">
          <draw:text-box>
            <text:p><text:span text:style-name="T2">Plateau</text:span></text:p>
          </draw:text-box>
        </draw:frame>
        <draw:frame draw:style-name="gr8" draw:text-style-name="P4" draw:layer="layout" svg:width="1.9cm" svg:height="0.751cm" svg:x="30.1cm" svg:y="11.7cm">
          <draw:text-box>
            <text:p><text:span text:style-name="T2">Couleur</text:span></text:p>
          </draw:text-box>
        </draw:frame>
        <draw:frame draw:style-name="gr6" draw:text-style-name="P4" draw:layer="layout" svg:width="2.234cm" svg:height="1.251cm" svg:x="20cm" svg:y="11.049cm">
          <draw:text-box>
            <text:p><text:span text:style-name="T2">Couleur</text:span></text:p>
          </draw:text-box>
        </draw:frame>
        <draw:frame draw:style-name="gr7" draw:text-style-name="P4" draw:layer="layout" svg:width="2.4cm" svg:height="1.073cm" svg:x="20cm" svg:y="11.8cm">
          <draw:text-box>
            <text:p><text:span text:style-name="T2">Plateau</text:span></text:p>
          </draw:text-box>
        </draw:frame>
        <draw:frame draw:style-name="gr6" draw:text-style-name="P4" draw:layer="layout" svg:width="2.2cm" svg:height="1.251cm" svg:x="27.6cm" svg:y="11.492cm">
          <draw:text-box>
            <text:p><text:span text:style-name="T2">Etat</text:span></text:p>
          </draw:text-box>
        </draw:frame>
        <draw:line draw:style-name="gr2" draw:text-style-name="P3" draw:layer="layout" svg:x1="27.8cm" svg:y1="14.509cm" svg:x2="28.8cm" svg:y2="14.509cm">
          <text:p/>
        </draw:line>
        <draw:line draw:style-name="gr2" draw:text-style-name="P3" draw:layer="layout" svg:x1="27.8cm" svg:y1="15.109cm" svg:x2="28.8cm" svg:y2="15.109cm">
          <text:p/>
        </draw:line>
        <draw:frame draw:style-name="gr7" draw:text-style-name="P4" draw:layer="layout" svg:width="2.4cm" svg:height="1.073cm" svg:x="26.2cm" svg:y="14.2cm">
          <draw:text-box>
            <text:p><text:span text:style-name="T2">Plateau</text:span></text:p>
          </draw:text-box>
        </draw:frame>
        <draw:frame draw:style-name="gr6" draw:text-style-name="P4" draw:layer="layout" svg:width="2.034cm" svg:height="1.251cm" svg:x="26.166cm" svg:y="14.802cm">
          <draw:text-box>
            <text:p><text:span text:style-name="T2">Couleur</text:span></text:p>
          </draw:text-box>
        </draw:frame>
        <draw:line draw:style-name="gr2" draw:text-style-name="P3" draw:layer="layout" svg:x1="27.634cm" svg:y1="17.509cm" svg:x2="28.634cm" svg:y2="17.509cm">
          <text:p/>
        </draw:line>
        <draw:line draw:style-name="gr2" draw:text-style-name="P3" draw:layer="layout" svg:x1="27.634cm" svg:y1="18.109cm" svg:x2="28.634cm" svg:y2="18.109cm">
          <text:p/>
        </draw:line>
        <draw:frame draw:style-name="gr6" draw:text-style-name="P4" draw:layer="layout" svg:width="1.9cm" svg:height="1.251cm" svg:x="25.8cm" svg:y="17.1cm">
          <draw:text-box>
            <text:p><text:span text:style-name="T2">Couleur</text:span></text:p>
          </draw:text-box>
        </draw:frame>
        <draw:frame draw:style-name="gr7" draw:text-style-name="P4" draw:layer="layout" svg:width="2.934cm" svg:height="1.073cm" svg:x="25.7cm" svg:y="17.802cm">
          <draw:text-box>
            <text:p><text:span text:style-name="T2">Plateau</text:span></text:p>
          </draw:text-box>
        </draw:frame>
        <draw:line draw:style-name="gr2" draw:text-style-name="P3" draw:layer="layout" svg:x1="13cm" svg:y1="9.415cm" svg:x2="14cm" svg:y2="9.415cm">
          <text:p/>
        </draw:line>
        <draw:line draw:style-name="gr2" draw:text-style-name="P3" draw:layer="layout" svg:x1="13cm" svg:y1="9.715cm" svg:x2="14cm" svg:y2="9.715cm">
          <text:p/>
        </draw:line>
        <draw:line draw:style-name="gr2" draw:text-style-name="P3" draw:layer="layout" svg:x1="13cm" svg:y1="10.015cm" svg:x2="14cm" svg:y2="10.015cm">
          <text:p/>
        </draw:line>
        <draw:frame draw:style-name="gr7" draw:text-style-name="P4" draw:layer="layout" svg:width="2.3cm" svg:height="1.073cm" svg:x="11.4cm" svg:y="8.991cm">
          <draw:text-box>
            <text:p><text:span text:style-name="T2">Plateau</text:span></text:p>
          </draw:text-box>
        </draw:frame>
        <draw:frame draw:style-name="gr6" draw:text-style-name="P4" draw:layer="layout" svg:width="2.1cm" svg:height="1.251cm" svg:x="11.4cm" svg:y="9.749cm">
          <draw:text-box>
            <text:p><text:span text:style-name="T2">Couleur</text:span></text:p>
          </draw:text-box>
        </draw:frame>
        <draw:line draw:style-name="gr2" draw:text-style-name="P3" draw:layer="layout" svg:x1="17.834cm" svg:y1="14.809cm" svg:x2="18.834cm" svg:y2="14.809cm">
          <text:p/>
        </draw:line>
        <draw:frame draw:style-name="gr9" draw:text-style-name="P4" draw:layer="layout" svg:width="2.5cm" svg:height="1.1cm" svg:x="16.1cm" svg:y="14.4cm">
          <draw:text-box>
            <text:p><text:span text:style-name="T2">Plateau</text:span></text:p>
          </draw:text-box>
        </draw:frame>
        <draw:line draw:style-name="gr2" draw:text-style-name="P3" draw:layer="layout" svg:x1="32.8cm" svg:y1="14.809cm" svg:x2="33.8cm" svg:y2="14.809cm">
          <text:p/>
        </draw:line>
        <draw:frame draw:style-name="gr6" draw:text-style-name="P4" draw:layer="layout" svg:width="2.2cm" svg:height="1.251cm" svg:x="33.8cm" svg:y="14.401cm">
          <draw:text-box>
            <text:p><text:span text:style-name="T2">Booléen</text:span></text:p>
          </draw:text-box>
        </draw:frame>
        <draw:line draw:style-name="gr2" draw:text-style-name="P3" draw:layer="layout" svg:x1="33.1cm" svg:y1="17.8cm" svg:x2="34.1cm" svg:y2="17.8cm">
          <text:p/>
        </draw:line>
        <draw:frame draw:style-name="gr5" draw:text-style-name="P4" draw:layer="layout" svg:width="1.734cm" svg:height="0.807cm" svg:x="34cm" svg:y="17.392cm">
          <draw:text-box>
            <text:p><text:span text:style-name="T2">Coups</text:span></text:p>
          </draw:text-box>
        </draw:frame>
        <draw:line draw:style-name="gr2" draw:text-style-name="P3" draw:layer="layout" svg:x1="17.966cm" svg:y1="9.715cm" svg:x2="18.966cm" svg:y2="9.715cm">
          <text:p/>
        </draw:line>
        <draw:frame draw:style-name="gr7" draw:text-style-name="P4" draw:layer="layout" svg:width="2.934cm" svg:height="1.073cm" svg:x="18.9cm" svg:y="9.327cm">
          <draw:text-box>
            <text:p><text:span text:style-name="T2">Plateau</text:span></text:p>
          </draw:text-box>
        </draw:frame>
        <draw:line draw:style-name="gr2" draw:text-style-name="P3" draw:layer="layout" svg:x1="22.8cm" svg:y1="14.8cm" svg:x2="23.8cm" svg:y2="14.8cm">
          <text:p/>
        </draw:line>
        <draw:frame draw:style-name="gr6" draw:text-style-name="P4" draw:layer="layout" svg:width="2.2cm" svg:height="1.251cm" svg:x="23.8cm" svg:y="14.392cm">
          <draw:text-box>
            <text:p><text:span text:style-name="T2">Booléen</text:span></text:p>
          </draw:text-box>
        </draw:frame>
        <draw:line draw:style-name="gr2" draw:text-style-name="P3" draw:layer="layout" svg:x1="5.6cm" svg:y1="9.8cm" svg:x2="6.6cm" svg:y2="9.8cm">
          <text:p/>
        </draw:line>
        <draw:frame draw:style-name="gr7" draw:text-style-name="P4" draw:layer="layout" svg:width="2.1cm" svg:height="1.073cm" svg:x="6.5cm" svg:y="9.392cm">
          <draw:text-box>
            <text:p><text:span text:style-name="T2">Plateau</text:span></text:p>
          </draw:text-box>
        </draw:frame>
        <draw:line draw:style-name="gr2" draw:text-style-name="P3" draw:layer="layout" svg:x1="17.8cm" svg:y1="3.6cm" svg:x2="18.8cm" svg:y2="3.6cm">
          <text:p/>
        </draw:line>
        <draw:line draw:style-name="gr2" draw:text-style-name="P3" draw:layer="layout" svg:x1="17.8cm" svg:y1="4cm" svg:x2="18.8cm" svg:y2="4cm">
          <text:p/>
        </draw:line>
        <draw:line draw:style-name="gr2" draw:text-style-name="P3" draw:layer="layout" svg:x1="17.8cm" svg:y1="4.4cm" svg:x2="18.8cm" svg:y2="4.4cm">
          <text:p/>
        </draw:line>
        <draw:frame draw:style-name="gr10" draw:text-style-name="P4" draw:layer="layout" svg:width="5.5cm" svg:height="1.249cm" svg:x="13.3cm" svg:y="3.151cm">
          <draw:text-box>
            <text:p><text:span text:style-name="T2">Fonction (AfficherPlateau)</text:span></text:p>
          </draw:text-box>
        </draw:frame>
        <draw:frame draw:style-name="gr10" draw:text-style-name="P4" draw:layer="layout" svg:width="5.5cm" svg:height="1.249cm" svg:x="13.3cm" svg:y="3.552cm">
          <draw:text-box>
            <text:p><text:span text:style-name="T2">Fonction (obtenirCoupJ2)</text:span></text:p>
          </draw:text-box>
        </draw:frame>
        <draw:frame draw:style-name="gr10" draw:text-style-name="P4" draw:layer="layout" svg:width="5.5cm" svg:height="1.249cm" svg:x="13.3cm" svg:y="3.953cm">
          <draw:text-box>
            <text:p><text:span text:style-name="T2">Fonction (obtenirCoupJ1)</text:span></text:p>
          </draw:text-box>
        </draw:frame>
        <draw:frame draw:style-name="gr8" draw:text-style-name="P4" draw:layer="layout" svg:width="4.3cm" svg:height="0.751cm" svg:x="8.9cm" svg:y="9.35cm">
          <draw:text-box>
            <text:p><text:span text:style-name="T2">Fonction (obtenirCoup)</text:span></text:p>
          </draw:text-box>
        </draw:frame>
        <draw:custom-shape draw:style-name="gr1" draw:text-style-name="P2" xml:id="id10" draw:id="id10" draw:layer="layout" svg:width="4cm" svg:height="1cm" svg:x="21.6cm" svg:y="6.5cm">
          <text:p text:style-name="P1"><text:span text:style-name="T1">GererParti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0.8cm" svg:y1="4.3cm" svg:x2="23.6cm" svg:y2="6.5cm" draw:start-shape="id1" draw:start-glue-point="2" draw:end-shape="id10" draw:end-glue-point="0" svg:d="M20800 4300l2800 2200" svg:viewBox="0 0 2801 2201">
          <text:p/>
        </draw:connector>
        <draw:connector draw:style-name="gr3" draw:text-style-name="P3" draw:layer="layout" draw:type="line" svg:x1="23.6cm" svg:y1="7.5cm" svg:x2="30.8cm" svg:y2="8.4cm" draw:start-shape="id10" draw:start-glue-point="2" draw:end-shape="id4" draw:end-glue-point="0" svg:d="M23600 7500l7200 900" svg:viewBox="0 0 7201 901">
          <text:p/>
        </draw:connector>
        <draw:connector draw:style-name="gr3" draw:text-style-name="P3" draw:layer="layout" draw:type="line" svg:x1="23.6cm" svg:y1="7.5cm" svg:x2="16cm" svg:y2="9.215cm" draw:start-shape="id10" draw:start-glue-point="2" draw:end-shape="id3" draw:end-glue-point="0" svg:d="M23600 7500l-7600 1715" svg:viewBox="0 0 7601 1716">
          <text:p/>
        </draw:connector>
        <draw:custom-shape draw:style-name="gr1" draw:text-style-name="P2" draw:layer="layout" svg:width="4cm" svg:height="1cm" svg:x="18.8cm" svg:y="3.3cm">
          <text:p text:style-name="P1"><text:span text:style-name="T1">FaireUnePartie</text:span>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5cm" svg:height="0.751cm" svg:x="16.1cm" svg:y="2.701cm">
          <draw:text-box>
            <text:p><text:span text:style-name="T2">Couleur</text:span></text:p>
          </draw:text-box>
        </draw:frame>
        <draw:frame draw:style-name="gr10" draw:text-style-name="P4" draw:layer="layout" svg:width="5.5cm" svg:height="1.249cm" svg:x="13.3cm" svg:y="3.553cm">
          <draw:text-box>
            <text:p><text:span text:style-name="T2">Fonction (obtenirCoupJ2)</text:span></text:p>
          </draw:text-box>
        </draw:frame>
        <draw:line draw:style-name="gr2" draw:text-style-name="P3" draw:layer="layout" svg:x1="20.6cm" svg:y1="6.4cm" svg:x2="21.6cm" svg:y2="6.4cm">
          <text:p/>
        </draw:line>
        <draw:frame draw:style-name="gr8" draw:text-style-name="P4" draw:layer="layout" svg:width="2.5cm" svg:height="0.751cm" svg:x="18.9cm" svg:y="5.9cm">
          <draw:text-box>
            <text:p><text:span text:style-name="T2">Couleur</text:span></text:p>
          </draw:text-box>
        </draw:frame>
        <draw:line draw:style-name="gr2" draw:text-style-name="P3" draw:layer="layout" svg:x1="20.6cm" svg:y1="6.8cm" svg:x2="21.6cm" svg:y2="6.8cm">
          <text:p/>
        </draw:line>
        <draw:line draw:style-name="gr2" draw:text-style-name="P3" draw:layer="layout" svg:x1="20.6cm" svg:y1="7.2cm" svg:x2="21.6cm" svg:y2="7.2cm">
          <text:p/>
        </draw:line>
        <draw:line draw:style-name="gr2" draw:text-style-name="P3" draw:layer="layout" svg:x1="20.6cm" svg:y1="7.6cm" svg:x2="21.6cm" svg:y2="7.6cm">
          <text:p/>
        </draw:line>
        <draw:frame draw:style-name="gr10" draw:text-style-name="P4" draw:layer="layout" svg:width="5.5cm" svg:height="1.249cm" svg:x="16.1cm" svg:y="6.351cm">
          <draw:text-box>
            <text:p><text:span text:style-name="T2">Fonction (AfficherPlateau)</text:span></text:p>
          </draw:text-box>
        </draw:frame>
        <draw:frame draw:style-name="gr10" draw:text-style-name="P4" draw:layer="layout" svg:width="5.5cm" svg:height="1.249cm" svg:x="16.1cm" svg:y="6.752cm">
          <draw:text-box>
            <text:p><text:span text:style-name="T2">Fonction (obtenirCoupJ2)</text:span></text:p>
          </draw:text-box>
        </draw:frame>
        <draw:frame draw:style-name="gr10" draw:text-style-name="P4" draw:layer="layout" svg:width="5.5cm" svg:height="1.249cm" svg:x="16.1cm" svg:y="7.153cm">
          <draw:text-box>
            <text:p><text:span text:style-name="T2">Fonction (obtenirCoupJ1)</text:span></text:p>
          </draw:text-box>
        </draw:frame>
        <draw:frame draw:style-name="gr8" draw:text-style-name="P4" draw:layer="layout" svg:width="2.5cm" svg:height="0.751cm" svg:x="18.9cm" svg:y="5.901cm">
          <draw:text-box>
            <text:p><text:span text:style-name="T2">Couleur</text:span></text:p>
          </draw:text-box>
        </draw:frame>
        <draw:frame draw:style-name="gr10" draw:text-style-name="P4" draw:layer="layout" svg:width="5.5cm" svg:height="1.249cm" svg:x="16.1cm" svg:y="6.753cm">
          <draw:text-box>
            <text:p><text:span text:style-name="T2">Fonction (obtenirCoupJ2)</text:span></text:p>
          </draw:text-box>
        </draw:frame>
        <draw:line draw:style-name="gr2" draw:text-style-name="P3" draw:layer="layout" svg:x1="25.6cm" svg:y1="7.101cm" svg:x2="26.6cm" svg:y2="7.101cm">
          <text:p/>
        </draw:line>
        <draw:frame draw:style-name="gr5" draw:text-style-name="P4" draw:layer="layout" svg:width="3.034cm" svg:height="0.807cm" svg:x="26.566cm" svg:y="6.701cm">
          <draw:text-box>
            <text:p><text:span text:style-name="T2">Couleu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6T15:04:26.224796155</meta:creation-date>
    <dc:date>2019-11-28T13:58:48.666578382</dc:date>
    <meta:editing-duration>PT2H</meta:editing-duration>
    <meta:editing-cycles>27</meta:editing-cycles>
    <meta:generator>LibreOffice/6.0.7.3$Linux_X86_64 LibreOffice_project/00m0$Build-3</meta:generator>
    <meta:document-statistic meta:object-count="89"/>
  </office:meta>
</office:document-meta>
</file>